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rsid="00180721" officeooo:paragraph-rsid="00180721" style:font-size-asian="12pt" style:font-size-complex="12pt"/>
    </style:style>
    <style:style style:name="P3" style:family="paragraph" style:parent-style-name="Standard">
      <style:text-properties fo:font-size="12pt" officeooo:rsid="0018b130" officeooo:paragraph-rsid="0018b130" style:font-size-asian="12pt" style:font-size-complex="12pt"/>
    </style:style>
    <style:style style:name="P4" style:family="paragraph" style:parent-style-name="Standard">
      <style:text-properties fo:font-size="12pt" officeooo:rsid="0018b130" officeooo:paragraph-rsid="001932c1" style:font-size-asian="12pt" style:font-size-complex="12pt"/>
    </style:style>
    <style:style style:name="P5" style:family="paragraph" style:parent-style-name="Standard">
      <style:text-properties fo:font-size="12pt" officeooo:rsid="0018b130" officeooo:paragraph-rsid="001cea3d" style:font-size-asian="12pt" style:font-size-complex="12pt"/>
    </style:style>
    <style:style style:name="P6" style:family="paragraph" style:parent-style-name="Standard">
      <style:text-properties fo:font-size="12pt" officeooo:rsid="001932c1" officeooo:paragraph-rsid="001932c1" style:font-size-asian="12pt" style:font-size-complex="12pt"/>
    </style:style>
    <style:style style:name="P7" style:family="paragraph" style:parent-style-name="Standard">
      <style:text-properties fo:font-size="12pt" officeooo:rsid="001cea3d" officeooo:paragraph-rsid="001cea3d" style:font-size-asian="12pt" style:font-size-complex="12pt"/>
    </style:style>
    <style:style style:name="P8" style:family="paragraph" style:parent-style-name="Standard">
      <style:text-properties fo:font-size="12pt" officeooo:rsid="001cea3d" officeooo:paragraph-rsid="001db89d" style:font-size-asian="12pt" style:font-size-complex="12pt"/>
    </style:style>
    <style:style style:name="P9" style:family="paragraph" style:parent-style-name="Standard">
      <style:text-properties fo:font-size="12pt" officeooo:rsid="001cea3d" officeooo:paragraph-rsid="0020a23b" style:font-size-asian="12pt" style:font-size-complex="12pt"/>
    </style:style>
    <style:style style:name="P10" style:family="paragraph" style:parent-style-name="Standard">
      <style:text-properties fo:font-size="12pt" officeooo:rsid="001cea3d" officeooo:paragraph-rsid="0021f5db" style:font-size-asian="12pt" style:font-size-complex="12pt"/>
    </style:style>
    <style:style style:name="P11" style:family="paragraph" style:parent-style-name="Standard">
      <style:text-properties fo:font-size="12pt" officeooo:rsid="001cea3d" officeooo:paragraph-rsid="002591b6" style:font-size-asian="12pt" style:font-size-complex="12pt"/>
    </style:style>
    <style:style style:name="P12" style:family="paragraph" style:parent-style-name="Standard">
      <style:text-properties fo:font-size="12pt" officeooo:rsid="001f8466" officeooo:paragraph-rsid="001f8466" style:font-size-asian="12pt" style:font-size-complex="12pt"/>
    </style:style>
    <style:style style:name="P13" style:family="paragraph" style:parent-style-name="Standard">
      <style:text-properties fo:font-size="12pt" officeooo:rsid="001a26b7" officeooo:paragraph-rsid="001a26b7" style:font-size-asian="12pt" style:font-size-complex="12pt"/>
    </style:style>
    <style:style style:name="P14" style:family="paragraph" style:parent-style-name="Standard">
      <style:text-properties fo:font-size="12pt" officeooo:rsid="001a26b7" officeooo:paragraph-rsid="001abf9a" style:font-size-asian="12pt" style:font-size-complex="12pt"/>
    </style:style>
    <style:style style:name="P15" style:family="paragraph" style:parent-style-name="Standard">
      <style:text-properties fo:font-size="12pt" officeooo:rsid="001abf9a" officeooo:paragraph-rsid="001abf9a" style:font-size-asian="12pt" style:font-size-complex="12pt"/>
    </style:style>
    <style:style style:name="P16" style:family="paragraph" style:parent-style-name="Standard">
      <style:text-properties fo:font-size="12pt" officeooo:rsid="001c4278" officeooo:paragraph-rsid="001abf9a" style:font-size-asian="12pt" style:font-size-complex="12pt"/>
    </style:style>
    <style:style style:name="P17" style:family="paragraph" style:parent-style-name="Standard">
      <style:text-properties fo:font-size="12pt" officeooo:rsid="0020a23b" officeooo:paragraph-rsid="0020a23b" style:font-size-asian="12pt" style:font-size-complex="12pt"/>
    </style:style>
    <style:style style:name="P18" style:family="paragraph" style:parent-style-name="Standard">
      <style:text-properties fo:font-size="12pt" officeooo:rsid="002527a4" officeooo:paragraph-rsid="002527a4" style:font-size-asian="12pt" style:font-size-complex="12pt"/>
    </style:style>
    <style:style style:name="P19" style:family="paragraph" style:parent-style-name="Standard">
      <style:text-properties fo:font-size="12pt" officeooo:rsid="0022e889" officeooo:paragraph-rsid="002527a4" style:font-size-asian="12pt" style:font-size-complex="12pt"/>
    </style:style>
    <style:style style:name="P20" style:family="paragraph" style:parent-style-name="Standard">
      <style:text-properties fo:font-size="12pt" officeooo:rsid="0022e889" officeooo:paragraph-rsid="0022e889" style:font-size-asian="12pt" style:font-size-complex="12pt"/>
    </style:style>
    <style:style style:name="P21" style:family="paragraph" style:parent-style-name="Standard">
      <style:text-properties fo:font-size="12pt" officeooo:rsid="002436d9" officeooo:paragraph-rsid="002436d9" style:font-size-asian="12pt" style:font-size-complex="12pt"/>
    </style:style>
    <style:style style:name="P22" style:family="paragraph" style:parent-style-name="Standard">
      <style:text-properties fo:font-size="12pt" officeooo:rsid="002436d9" officeooo:paragraph-rsid="002527a4" style:font-size-asian="12pt" style:font-size-complex="12pt"/>
    </style:style>
    <style:style style:name="P23" style:family="paragraph" style:parent-style-name="Standard">
      <style:text-properties fo:font-size="12pt" officeooo:rsid="0021f5db" officeooo:paragraph-rsid="0021f5db" style:font-size-asian="12pt" style:font-size-complex="12pt"/>
    </style:style>
    <style:style style:name="P24" style:family="paragraph" style:parent-style-name="Standard">
      <style:text-properties fo:font-size="12pt" officeooo:rsid="002591b6" officeooo:paragraph-rsid="002591b6" style:font-size-asian="12pt" style:font-size-complex="12pt"/>
    </style:style>
    <style:style style:name="P25" style:family="paragraph" style:parent-style-name="Standard">
      <style:text-properties fo:font-size="12pt" officeooo:rsid="00275060" officeooo:paragraph-rsid="00275060" style:font-size-asian="12pt" style:font-size-complex="12pt"/>
    </style:style>
    <style:style style:name="P26" style:family="paragraph" style:parent-style-name="Standard">
      <style:text-properties fo:font-size="12pt" officeooo:rsid="00275060" officeooo:paragraph-rsid="002b24f4" style:font-size-asian="12pt" style:font-size-complex="12pt"/>
    </style:style>
    <style:style style:name="P27" style:family="paragraph" style:parent-style-name="Standard">
      <style:text-properties fo:font-size="12pt" officeooo:rsid="00292eca" officeooo:paragraph-rsid="00292eca" style:font-size-asian="12pt" style:font-size-complex="12pt"/>
    </style:style>
    <style:style style:name="P28" style:family="paragraph" style:parent-style-name="Standard">
      <style:text-properties fo:font-size="12pt" officeooo:rsid="002b24f4" officeooo:paragraph-rsid="002b24f4" style:font-size-asian="12pt" style:font-size-complex="12pt"/>
    </style:style>
    <style:style style:name="P29" style:family="paragraph" style:parent-style-name="Standard">
      <style:text-properties fo:font-size="12pt" officeooo:rsid="002b5fa2" officeooo:paragraph-rsid="002b5fa2" style:font-size-asian="12pt" style:font-size-complex="12pt"/>
    </style:style>
    <style:style style:name="P30" style:family="paragraph" style:parent-style-name="Standard">
      <style:text-properties fo:font-size="12pt" officeooo:rsid="002b5fa2" officeooo:paragraph-rsid="0035de85" style:font-size-asian="12pt" style:font-size-complex="12pt"/>
    </style:style>
    <style:style style:name="P31" style:family="paragraph" style:parent-style-name="Standard">
      <style:text-properties fo:font-size="12pt" officeooo:rsid="002b5fa2" officeooo:paragraph-rsid="003b1258" style:font-size-asian="12pt" style:font-size-complex="12pt"/>
    </style:style>
    <style:style style:name="P32" style:family="paragraph" style:parent-style-name="Standard">
      <style:text-properties fo:font-size="12pt" officeooo:rsid="002d6e8c" officeooo:paragraph-rsid="002d6e8c" style:font-size-asian="12pt" style:font-size-complex="12pt"/>
    </style:style>
    <style:style style:name="P33" style:family="paragraph" style:parent-style-name="Standard">
      <style:text-properties fo:font-size="12pt" officeooo:paragraph-rsid="002b5fa2" style:font-size-asian="12pt" style:font-size-complex="12pt"/>
    </style:style>
    <style:style style:name="P34" style:family="paragraph" style:parent-style-name="Standard">
      <style:text-properties fo:font-size="12pt" officeooo:rsid="003a2e6c" officeooo:paragraph-rsid="003a2e6c" style:font-size-asian="12pt" style:font-size-complex="12pt"/>
    </style:style>
    <style:style style:name="P35" style:family="paragraph" style:parent-style-name="Standard">
      <style:text-properties fo:font-size="12pt" officeooo:rsid="003b1258" officeooo:paragraph-rsid="003b1258" style:font-size-asian="12pt" style:font-size-complex="12pt"/>
    </style:style>
    <style:style style:name="P36" style:family="paragraph" style:parent-style-name="Standard">
      <style:text-properties fo:font-size="12pt" officeooo:rsid="003df212" officeooo:paragraph-rsid="003df212" style:font-size-asian="12pt" style:font-size-complex="12pt"/>
    </style:style>
    <style:style style:name="P37" style:family="paragraph" style:parent-style-name="Standard">
      <style:text-properties fo:font-size="12pt" officeooo:rsid="003e8c71" officeooo:paragraph-rsid="003e8c71" style:font-size-asian="12pt" style:font-size-complex="12pt"/>
    </style:style>
    <style:style style:name="P38" style:family="paragraph" style:parent-style-name="Standard">
      <style:text-properties fo:font-size="12pt" officeooo:rsid="003f6d15" officeooo:paragraph-rsid="003f6d15" style:font-size-asian="12pt" style:font-size-complex="12pt"/>
    </style:style>
    <style:style style:name="P39" style:family="paragraph" style:parent-style-name="Standard">
      <style:text-properties fo:font-size="12pt" officeooo:rsid="0040a33a" officeooo:paragraph-rsid="0040a33a" style:font-size-asian="12pt" style:font-size-complex="12pt"/>
    </style:style>
    <style:style style:name="T1" style:family="text">
      <style:text-properties officeooo:rsid="001abf9a"/>
    </style:style>
    <style:style style:name="T2" style:family="text">
      <style:text-properties officeooo:rsid="001c4278"/>
    </style:style>
    <style:style style:name="T3" style:family="text">
      <style:text-properties officeooo:rsid="001cea3d"/>
    </style:style>
    <style:style style:name="T4" style:family="text">
      <style:text-properties officeooo:rsid="001db89d"/>
    </style:style>
    <style:style style:name="T5" style:family="text">
      <style:text-properties officeooo:rsid="001f8466"/>
    </style:style>
    <style:style style:name="T6" style:family="text">
      <style:text-properties officeooo:rsid="0020a23b"/>
    </style:style>
    <style:style style:name="T7" style:family="text">
      <style:text-properties officeooo:rsid="0021f5db"/>
    </style:style>
    <style:style style:name="T8" style:family="text">
      <style:text-properties officeooo:rsid="002436d9"/>
    </style:style>
    <style:style style:name="T9" style:family="text">
      <style:text-properties officeooo:rsid="002527a4"/>
    </style:style>
    <style:style style:name="T10" style:family="text">
      <style:text-properties officeooo:rsid="002591b6"/>
    </style:style>
    <style:style style:name="T11" style:family="text">
      <style:text-properties officeooo:rsid="002b24f4"/>
    </style:style>
    <style:style style:name="T12" style:family="text">
      <style:text-properties officeooo:rsid="002b5fa2"/>
    </style:style>
    <style:style style:name="T13" style:family="text">
      <style:text-properties fo:font-variant="normal" fo:text-transform="none" fo:color="#333333" fo:letter-spacing="normal" style:font-name-asian="Helvetica" style:font-style-asian="normal" style:font-weight-asian="normal"/>
    </style:style>
    <style:style style:name="T14" style:family="text">
      <style:text-properties officeooo:rsid="003112f9"/>
    </style:style>
    <style:style style:name="T15" style:family="text">
      <style:text-properties officeooo:rsid="00379010"/>
    </style:style>
    <style:style style:name="T16" style:family="text">
      <style:text-properties officeooo:rsid="003a693e"/>
    </style:style>
    <style:style style:name="T17" style:family="text">
      <style:text-properties officeooo:rsid="003b1258"/>
    </style:style>
    <style:style style:name="T18" style:family="text">
      <style:text-properties officeooo:rsid="003cc6d6"/>
    </style:style>
    <style:style style:name="T19" style:family="text">
      <style:text-properties officeooo:rsid="003d5d24"/>
    </style:style>
    <style:style style:name="T20" style:family="text">
      <style:text-properties officeooo:rsid="003df212"/>
    </style:style>
    <style:style style:name="T21" style:family="text">
      <style:text-properties officeooo:rsid="003e8c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方向</text:p>
      <text:p text:style-name="P2">一 <text:s/>如何衡量作文质量</text:p>
      <text:p text:style-name="P2">1 PEG代理量度标准（注重表面结构而忽视文章语义）：作文长度反映流畅性、介词与关系代词等反映句子结构复杂度、词长情况反映文章措辞。</text:p>
      <text:p text:style-name="P2">2 IEA文本相似度分析：单词用法级别的统计模型，允许对文本段落的语义相似性进行分析</text:p>
      <text:p text:style-name="P2"/>
      <text:p text:style-name="P3">3 词性标注、句法分析</text:p>
      <text:p text:style-name="P3"/>
      <text:p text:style-name="P3">4 篇章结构评分</text:p>
      <text:p text:style-name="P3"><text:tab/>不同的特征项组合对于作文评分的结果影响极大，但是某些特征项的组合可以稳定地反映作文的质量高低。 这些选出的特征项包括:句子数量、平均句长、三级词汇占比、词长大于7的单词数、词长大于8的单词数、词长大于9的单词数、单词数量、类符形符比、平均词长、动词短语的数量、动词的类符形符比、副词的类符形符比、介词类数以及代词数量等。</text:p>
      <text:p text:style-name="P3"><text:tab/>这些特征项从长度、词汇(比如词汇量、词汇多样性、复杂词汇和难词等)、搭配(比如动词短语等)、句子结构(比如复杂句式等)以及不同词性的词汇使用情况等不同角度反映作文的内在特点，每个特征项都有自己的用处:</text:p>
      <text:p text:style-name="P3"><text:s/>(1)句子数、平均句长反映了句子的复杂程度。</text:p>
      <text:p text:style-name="P3"><text:s/>(2)三级词汇占比反映了作文中难词的使用情况。单词数量反映了作文的长度，因为大学生英语写作的要求一般为120到150个单词，该特征能检查空作文、过短或者过长的作文。</text:p>
      <text:p text:style-name="P3"><text:s/>(3)平均词长反映了作文整体的单词复杂度。</text:p>
      <text:p text:style-name="P3"><text:tab/> <text:s/>未登录词（OOV）占比、错误词（obvious typos）占比</text:p>
      <text:p text:style-name="P3"><text:tab/> <text:s/>停用词占比 </text:p>
      <text:p text:style-name="P3"><text:tab/> <text:s/>句子连贯性特征，关键字重复率指数 <text:s/></text:p>
      <text:p text:style-name="P3"><text:s/>(4)类符形符比反映了作文使用的词汇多样性，反映文本中词汇的丰富程度。</text:p>
      <text:p text:style-name="P3"><text:s/>(5)单词的类符数量反映了写作者的词汇量。</text:p>
      <text:p text:style-name="P3"><text:s/>(6)动词短语的数量，反映了写作者对动词掌握的情况，这个特征项已经经过前期相关学者的研究，证明<text:tab/>其在大学英语写作中对作文分数具有较高的预测力。</text:p>
      <text:p text:style-name="P3"><text:s/>(7)动词的类符形符比、副词的类符形符比、介词类数以及代词数量反映了作文中各个词性词汇的掌握情况。</text:p>
      <text:p text:style-name="P3"><text:s/></text:p>
      <text:p text:style-name="P4">5 篇章分析 <text:s text:c="2"/></text:p>
      <text:p text:style-name="P4"><text:tab/>文本相似度计算 TF-IDF</text:p>
      <text:p text:style-name="P6">6 主题分析</text:p>
      <text:p text:style-name="P6"><text:tab/>Text_rank关键字抽取</text:p>
      <text:p text:style-name="P6"/>
      <text:p text:style-name="P3">9.过拟合与高斯正规化</text:p>
      <text:p text:style-name="P3"/>
      <text:p text:style-name="P3">二 <text:s/>中文分词器</text:p>
      <text:p text:style-name="P5"><text:tab/>中文文章结构解析必然存在着分词的问题，即将文章解析为最小粒度-词语。 <text:span text:style-name="T3">中文文章结构分析必须要用到分词算法，分词不是最终的目的，而是为后续的文章语义分析、篇章分析提供底层支持，更是中文文章处理的基础技术。中文文章的特点是相邻的词之间无明显界</text:span><text:soft-page-break/><text:span text:style-name="T3">限，且要进行处理的是非结构化的自然语言文本，因此首先要将词分开来。通过分词算法进行扫描将之改变形态－词的集合。</text:span></text:p>
      <text:p text:style-name="P5"><text:tab/></text:p>
      <text:p text:style-name="P5"><text:span text:style-name="T3">１</text:span>分词的考量维度</text:p>
      <text:p text:style-name="P7">1.1 准确率</text:p>
      <text:p text:style-name="P8"><text:tab/>准确率是最为重要的考量因素之一，决定了分词系统的可靠性。例如，待分析文本为“李晓明是一位勤恳且热爱工作的老师”，分词结果应该是以下情况:”李晓明/是/一位/勤恳/且/热爱/工作/的/老师”<text:span text:style-name="T4">，若出现其他情况，必定会对篇章结构的准确性造成一定的影响。</text:span></text:p>
      <text:p text:style-name="P7"/>
      <text:p text:style-name="P7">1.2 分词速度</text:p>
      <text:p text:style-name="P7"><text:tab/>中文词语多达成千上万，在语料库如此丰富的情况下，分词速度对于系统友好型的影响十分之大。若想提升分词速度，要选择适合大规模搜索的数据结构。</text:p>
      <text:p text:style-name="P7">1.3可扩展性</text:p>
      <text:p text:style-name="P7"><text:tab/>在词典库不够丰富的情况下，是否允许用户自定义词典，并且可根据分词器之前的分词表现进行自学习。</text:p>
      <text:p text:style-name="P7">1.４词性标注</text:p>
      <text:p text:style-name="P7"><text:tab/>是否可根据上下文环境进行词性判别<text:span text:style-name="T4">，在不同的上下文环境中，相同的词汇可能会有不同的词性。例如，下列文本：“教授正在课堂教授高等数学课程。”两处“教授”分别是名词、动词。分词器应具有良好的词性识别能力，不可将二处相同的词语混为一谈，这就要求词典中词语不止一种词性。</text:span></text:p>
      <text:p text:style-name="P7">1.5歧义词识别</text:p>
      <text:p text:style-name="P7"><text:tab/>//////<text:span text:style-name="T5">todo</text:span></text:p>
      <text:p text:style-name="P7">1.6未登录词识别</text:p>
      <text:p text:style-name="P7"><text:tab/>未登录词不仅包括日常中的词语而未被收录进词典中<text:span text:style-name="T5">，命名实体更是占了未登录词的很大一部分比例，而未登录词又在文本信息中有着很重要的位置。因此，未登录词的识别应该在分词中进行优化。命名实体主要包括：中文人名、地名、机构名、音译人名和日本人名等。</text:span></text:p>
      <text:p text:style-name="P12">1.7 关键词提取</text:p>
      <text:p text:style-name="P12"><text:tab/>识别文本关键词可以分析出中文文本信息的主题，进而分析文章内容与标题的契合度，以此作为评分的一个维度。</text:p>
      <text:p text:style-name="P7"/>
      <text:p text:style-name="P13"/>
      <text:p text:style-name="P13"><text:span text:style-name="T5">2 </text:span>数据结构</text:p>
      <text:p text:style-name="P5"><text:tab/>分词的前提是需要一个词语数量足够多且丰富的词库。理想的词库被认为是包含着现有的所有词，只靠字符串匹配即可在词库中查到所需的词。考虑到词库的容量大小，词语的存储结构和检索速度必然是重要的，存储结构以占用内存少为标准。检索速度以快为标准。根据这两个特性，引入一种Trie树以及双Trie树结构。</text:p>
      <text:p text:style-name="P14"><text:span text:style-name="T1">1.1 </text:span>Trie树</text:p>
      <text:p text:style-name="P14"><text:tab/>树形结构，又称<text:span text:style-name="T1">单词查找树，一种哈希树的变种。典型应用是用于统计，排序和保存大量的字符串（但不仅限于字符串），所以经常被搜索引擎系统用于文本词频统计。它的优点是：利用字符串的公共前缀来减少查询时间，最大限度地减少无谓的字符串比较，查询效率比哈希表高。对于给定的字符串b1,b2,b3,b4...bn,最多需要ｎ次匹配即可完成查找，缺点是空间开销大且浪费率太高。</text:span></text:p>
      <text:p text:style-name="P14"><text:soft-page-break/><text:tab/>Trie要解决的问题：词频统计与前缀匹配。</text:p>
      <text:p text:style-name="P14"><text:tab/>Trie树的特性：</text:p>
      <text:p text:style-name="P15">第一：根节点不包含字符，除根节点外的每一个子节点都包含一个字符。</text:p>
      <text:p text:style-name="P15">第二：从根节点到某一节点，路径上经过的字符连接起来，就是该节点对应的字符串。</text:p>
      <text:p text:style-name="P15">第三：每个单词的公共前缀作为一个字符节点保存。每个节点的所有子节点包含的字符都不相同</text:p>
      <text:p text:style-name="P16">1.2 双数组Trie</text:p>
      <text:p text:style-name="P15">双数组<text:span text:style-name="T2">Trie是基于Trie树的变形的出现是为了解决空间利用率的问题。</text:span></text:p>
      <text:p text:style-name="P15"/>
      <text:p text:style-name="P7">２　中文分词算法</text:p>
      <text:p text:style-name="P9"><text:tab/>现有的分词算法可以分为三类<text:span text:style-name="T6">：</text:span></text:p>
      <text:p text:style-name="P17"><text:tab/><text:tab/>基于词典的分词，即事先准备一个可供分词的词典，根据词典对文本进行切分分词。按照扫描方向的不同，可分为正向最大匹配法、逆向最大匹配法、双向最大匹配法。</text:p>
      <text:p text:style-name="P10"><text:tab/><text:tab/>基于统计的分词，即相邻<text:span text:style-name="T7">字，同时出现的频率高于与其他字组合，就可以认为这几个字组成了一个词。公式描述为：C(a,b)=P(ab)/P(a)P(b)，a、b为不同的字，P(a)表示a在文本出现的概率，P(ｂ)表示ｂ在文本出现的概率。P(ab)即ab同时出现的概率。</text:span></text:p>
      <text:p text:style-name="P9"><text:tab/><text:tab/>基于理解的分词，即进行句法分析与语法分析消除歧义。消除歧义不是只能靠一部词典就可以解决的，进行句法以及语法、篇章分析的目的是通过自然语言处理模拟人类对语言的理解。</text:p>
      <text:p text:style-name="P7">2.1 正向最大匹配算法MM</text:p>
      <text:p text:style-name="P7">基本思想如下所示：</text:p>
      <text:p text:style-name="P18">(1) 通过标点符号的切割将文章分割为句子。</text:p>
      <text:p text:style-name="P18">(2) 循环读入每一个句子。</text:p>
      <text:p text:style-name="P19">(<text:span text:style-name="T9">3</text:span>) 已知词典中长度最长的词条的长度为N，搜索长度为M<text:span text:style-name="T10">，</text:span>处理待分析文本时从左向右选取前N个字符，起始位置Begin<text:span text:style-name="T8">=1，结束位置End=N。</text:span></text:p>
      <text:p text:style-name="P19"><text:span text:style-name="T9">(4)</text:span>文本开始搜索词典中有无该词条。</text:p>
      <text:p text:style-name="P20">(<text:span text:style-name="T9">4</text:span>) 若词典中有该词条，<text:span text:style-name="T9">Begin=Begin</text:span>＋M，<text:span text:style-name="T9">E</text:span>nd<text:span text:style-name="T8">=End+M，M=N，</text:span>重复步骤<text:span text:style-name="T10">(4)</text:span></text:p>
      <text:p text:style-name="P20">(<text:span text:style-name="T9">5</text:span>) 若词典无该词条，<text:span text:style-name="T9">N=N-1,End=End-1，重复步骤(4)</text:span></text:p>
      <text:p text:style-name="P21">(<text:span text:style-name="T9">6</text:span>)若<text:span text:style-name="T10">Begin=End-1</text:span>，且词典中无该词条，即该词条为单字</text:p>
      <text:p text:style-name="P21"><text:tab/>正向最大匹配算法的优点是代码简单，分词效率高，但错误率较高，经常出现歧义词切分，例如待分析发文本为：“学习机器的使用方式”，使用正向最大匹配算法会被切分为如下字符串：“学习机、器、的、使用、方式”。</text:p>
      <text:p text:style-name="P7">2.2 逆向最大匹配算法RMM</text:p>
      <text:p text:style-name="P7"><text:tab/>由于中文句子的重心一般在句子的后半部分，即前半部分大多是句子的主语等，后半部分是句子真正表达的意思，因此出现了逆向最大匹配算法。逆向最大匹配算法是正向最大匹配算法的逆向思维。基本思想如下：<text:tab/></text:p>
      <text:p text:style-name="P23"/>
      <text:p text:style-name="P18">(1) 通过标点符号的切割将文章分割为句子。</text:p>
      <text:p text:style-name="P18">(2) 循环读入每一个句子，假设句子长度为L。</text:p>
      <text:p text:style-name="P19">(<text:span text:style-name="T9">3</text:span>) 已知词典中长度最长的词条的长度为N，搜索长度为M<text:span text:style-name="T10">=N，</text:span>处理待分析文本时从右向左选取后N个字符，起始位置Begin<text:span text:style-name="T8">=L-N，结束位置End=N</text:span></text:p>
      <text:p text:style-name="P19"><text:soft-page-break/><text:span text:style-name="T9">(4) </text:span>文本开始搜索词典中有无该词条。</text:p>
      <text:p text:style-name="P19">(<text:span text:style-name="T9">5</text:span>) 若词典中有该词条，B<text:span text:style-name="T8">egin=Begin-M</text:span>，End<text:span text:style-name="T8">=End-M，M=N，</text:span>重复步骤<text:span text:style-name="T9">(4)</text:span></text:p>
      <text:p text:style-name="P19">(<text:span text:style-name="T9">6</text:span>) 若词典无该词条，M<text:span text:style-name="T9">=M-1,Begin=Begin+1，重复步骤(4)</text:span></text:p>
      <text:p text:style-name="P22">(<text:span text:style-name="T9">7</text:span>) 若Begin<text:span text:style-name="T9">=End-1</text:span>，且词典中无该词条，即该词条为单字</text:p>
      <text:p text:style-name="P22"><text:tab/>逆向最大匹配算法弥补了正向最大匹配算法不能识别歧义词的缺点<text:span text:style-name="T10">。上文待分析字符串：“学习机器的使用方式”，若使用逆向最大匹配算法切分，则切分结果为：“学习、机器、的、使用、方式”，结果没有出现歧义词。</text:span></text:p>
      <text:p text:style-name="P7">2.3 双向最大匹配算法</text:p>
      <text:p text:style-name="P11"><text:tab/>正向最大匹配算法与逆向最大匹配算法都遵循着<text:span text:style-name="T10">“长词优先”的原则，即认为文本切分的结果中词语的数量越少越有可能是正确的。双向最大匹配法是将正向最大匹配法得到的分词结果和逆向最大匹配法的到的结果进行比较，从而决定正确的分词方法。研究表明，中文中90.0％左右的句子，正向最大匹配法和逆向最大匹配法完全重合且正确，只有大概9.0％的句子两种切分方法得到的结果不一样，但其中必有一个是正确的（歧义检测成功），只有不到1.0％的句子，或者正向最大匹配法和逆向最大匹配法的切分虽重合却是错的，或者正向最大匹配法和逆向最大匹配法切分不同但两个都不对（歧义检测失败）。这正是双向最大匹配法在实用中文信息处理系统中得以广泛使用的原因所在。</text:span></text:p>
      <text:p text:style-name="P24"/>
      <text:p text:style-name="P25">2.4 最短路分词</text:p>
      <text:p text:style-name="P27"><text:tab/>基于Trie树结构实现高效的词图扫描，生成句子中汉字所有可能成词情况所构成的有向无环图（DAG)<text:span text:style-name="T11">。</text:span>采用了动态规划查找最大概率路径, 找出基于词频的最大切分组合<text:span text:style-name="T11">。</text:span>对于未登录词，采用了基于汉字成词能力的HMM模型，使用了Viterbi算法<text:span text:style-name="T11">。</text:span></text:p>
      <text:p text:style-name="P26"><text:tab/> 待分析文本切分成句，生成有向无环图<text:span text:style-name="T11">，即对于待分析文本句子</text:span>, 根据词典进行查询 , 生成几种可能的句子切分<text:span text:style-name="T11">。</text:span></text:p>
      <text:p text:style-name="P26">DAG即有向无环图<text:span text:style-name="T11">，</text:span>记录的是句子中某个词的开始位置, 从0到n-1(n为句子的长度), 每个开始位置作为字典的键, value是个list, 其中保存了可能的词语的结束位置(通过查字典得到词, 开始位置+词语的长度得到结束位置)。</text:p>
      <text:p text:style-name="P25"><text:s text:c="4"/>例如:{0:[1,2,3]} 这样一个简单的DAG, 就是表示0位置开始, 在1,2,3位置都是词, 就是说0~1, 0~2,0~3这三个起始位置之间的字符<text:span text:style-name="T11">。</text:span></text:p>
      <text:p text:style-name="P25"><text:tab/>利用动态规划算法查找最大概率路径<text:span text:style-name="T11">，即从后向前扫描生成的有向无环图，根据句子的前半部分多是形容词与主语等对语义影响不大的部分，句子的重心一般落在后半部分，因此从后向前扫描的正确率要高于从前向后扫描。算法描述如下：</text:span></text:p>
      <text:p text:style-name="P28">(1) 遍历DAG图，查找切好的每个词条List在词典中出现的频率<text:span text:style-name="T12">f</text:span>(List)</text:p>
      <text:p text:style-name="P28">(2)若词典中无该词条，则<text:span text:style-name="T12">f</text:span>(List)=<text:span text:style-name="T12">f</text:span>(Min(词典))，即该词条的频率暂定为词典中出现频率最小的词条频率。</text:p>
      <text:p text:style-name="P28">(3)从后向前计算最大概率，设某个节点为N，则动态规划的递归公式为：P(N-1)=<text:span text:style-name="T12">f</text:span>(N-<text:span text:style-name="T12">1</text:span>)*<text:span text:style-name="T12">Max()</text:span></text:p>
      <text:p text:style-name="P25"/>
      <text:p text:style-name="P28">///////<text:span text:style-name="T12">todo <text:s/>知网</text:span></text:p>
      <text:p text:style-name="P28"/>
      <text:p text:style-name="P29">3 未登录词识别</text:p>
      <text:p text:style-name="P29"/>
      <text:p text:style-name="P31"><text:span text:style-name="T17">3.1 命名实体简介</text:span></text:p>
      <text:p text:style-name="P31"><text:soft-page-break/><text:tab/>命名实体<text:span text:style-name="T16">，即人名/地名/机构名/音译名与日本人名等在未登录词中占了很大的比例。命名实体识别是自然语言处理的基本流程，在词性标注和分词过程中的重要环节，也在机器翻译/句法分析/信息检索/文章自动评分等领域有着重要的作用。中文文章的特殊篇章结构决定了中文分词的复杂性，因中文文本各词语之间无显著的分隔符等信息，命名实体与已登录词更是相互关联，你中我有，我中有你的关系。未登录词在文章中占了很大的比例，不考虑未登录词的解析，对文章的句法分析/篇章分析的质量也有一定的影响。但未登录词没有一定的规则，例如，人名或许与某些词重合，机构名或长或短，没有统一的模式，因此也较难分析。其中人名/地名/机构名的分析识别更是最为复杂的环节。</text:span></text:p>
      <text:p text:style-name="P35">3.2 命名实体特点</text:p>
      <text:p text:style-name="P29"><text:tab/>命名实体的特点是数量众多且构成规律复杂<text:span text:style-name="T16">，且各命名实体之间存在着相互嵌套的现象。这就表明了命名实体的识别不是独立的，而是各组成成分相互关联。例如，人名细分又可分为音译名与日本人名，中国人名;因为机构种类多样，机构名称的组成方式更是复杂，只有开头或结尾的词比较通俗相同。</text:span></text:p>
      <text:p text:style-name="P35">3.3 已有的工作</text:p>
      <text:p text:style-name="P29"><text:tab/>未登录词的识别已有的方式分别是基于统计的方式与基于词典的方式<text:span text:style-name="T17">。</text:span></text:p>
      <text:p text:style-name="P29"><text:tab/>基于规则的方式较为简单<text:span text:style-name="T17">，一般是根据命名实体的特点来完成的。人名识别中主要是依据对现有人名姓氏进行登记，根据姓氏来识别是否为人名。机构名识别主要是依据对现有机构的结尾词进行识别，例如：XX局，XX中心，结尾的“局”与“中心”二字代表了本词是一个特定的机构。地名的识别主要是根据现阶段地名的特点来决定的，例如XX市XX县等。基于规则识别的优势是简单可行，缺点是识别的准确率不高，可扩展性较低。</text:span></text:p>
      <text:p text:style-name="P29"><text:tab/>基于统计的方式主要是通过对训练语料库和上下文进行分析统计<text:span text:style-name="T18">，构建语言模型来进行命名实体的识别。可采用的模型有基于Agent的方法/隐马尔可夫模型/最大熵模型和基于类的三元语言模型等。</text:span></text:p>
      <text:p text:style-name="P37">3.4 层叠隐马尔可夫模型</text:p>
      <text:p text:style-name="P29"><text:tab/>层叠隐马尔可夫模型旨在将各类命名实体的识别融合到一个相对统一的理论模型中<text:span text:style-name="T19">。首先是在词语粗且分的结果集上，采用底层隐马尔可夫模型识别出普通无嵌套的人名/地名和机构名等，然后依次采取高层隐马尔可夫模型识别出嵌套了人名/地名的复杂地名和机构名。</text:span></text:p>
      <text:p text:style-name="P29">层叠隐马尔可夫模型试图在统一的隐马尔可夫模型中识别各类命名实体<text:span text:style-name="T20">，并在这些模型中建立起一定的联系。此模型由三层互相联系的隐马尔可夫模型构成，自底向上分别为人名识别隐马尔可夫模型，地名识别隐马尔可夫模型和机构名识别隐马尔可夫模型。各层隐马尔可夫模型的以如下方式联结：</text:span></text:p>
      <text:p text:style-name="P36">(1)每一层的隐马尔可夫模型都采用N-Best策略，将生成结构中N条最大概率路径作为参数输入到上一层的隐马尔可夫模型中。</text:p>
      <text:p text:style-name="P36">(2)采用维特比算法(Viterbi)实现N-Best策略<text:span text:style-name="T21">。</text:span></text:p>
      <text:p text:style-name="P36">(2)第一层的人名识别是粗切分的分词识别<text:span text:style-name="T21">，第三层的机构名识别将在第一层人名识别和第二层地名识别的基础上进行机构名识别。</text:span></text:p>
      <text:p text:style-name="P38">3.4.1 基于角色标注的命名实体识别</text:p>
      <text:p text:style-name="P38"><text:tab/>角色标注的基本思想是：根据各类命名实体的组成结构与用词特点制定一套角色标注集</text:p>
      <text:p text:style-name="P38"/>
      <text:p text:style-name="P38"/>
      <text:p text:style-name="P38">///////////////////todo</text:p>
      <text:p text:style-name="P38"><text:soft-page-break/></text:p>
      <text:p text:style-name="P36"/>
      <text:p text:style-name="P29">4 关键词识别</text:p>
      <text:p text:style-name="P29"><text:tab/>关键词可以代表一篇文章的核心内容，关键词抽取技术的任务是从待分析文本中自动抽取可反映文章核心内容的词语。抽取的方式一般有两种，一是通过训练语言模型实现，二是通过词语间关系从文本中抽取,，不需要事先对多篇文档进行学习训练。TextRank算法是后者的典型实现方式，因无需训练，所以较为方便。</text:p>
      <text:p text:style-name="P32"><text:tab/>TextRank算法是根据Google的PageRank算法衍生而来，PageRank算法是为了评估网页的重要性，以此作为搜索结果排序的重要依据。TextRank算法利用投票的原理，每个词语可以对自己的相邻词语进行投票，票的权重取决与自己得票的高低。利用矩阵迭代收敛的方式进行收敛，选取得票最高的几个词语作为关键词。</text:p>
      <text:p text:style-name="P32"><text:tab/>RageRank算法的公式如下：</text:p>
      <text:p text:style-name="P32"/>
      <text:p text:style-name="P32">////// <text:s/><text:span text:style-name="T14">todo</text:span></text:p>
      <text:p text:style-name="P32"><text:tab/>TextRank算法的公式如下：</text:p>
      <text:p text:style-name="P32">///////</text:p>
      <text:p text:style-name="P33"><text:span text:style-name="T13"/></text:p>
      <text:p text:style-name="P29">5 <text:s/>词性标注</text:p>
      <text:p text:style-name="P30"><text:tab/>词性标注即对于一个给定的词，根据文本上下文信息给予正确的词性标注，也即确定每个词是名词/动词/形容词或其他词性的过程。词性标注在文本信息处理中有着重要的意义，也在许多应用领域作出了巨大贡献，例如文本分类 文本索引、语料库加工 语言合成中，词性标注都是 必不可少的环节。汉语中词性标注较为简单，因汉语的每个词语大多只有一种词性，词性多变的情况较为少见。即便词语有多种词性，出现频次最高的词性的频率远远高于其他词性的频率。现阶段研究词性标注所使用的语言模型有基于规则的方法与基于统计的方法两大类。</text:p>
      <text:p text:style-name="P30"><text:tab/>基于规则的方式即设计者在预先准备好的词典中对每个词条进行词性标注，这种方式解析简单，缺点是若词条有多种词性，分词器不得不面临着多种选择。例如，待分析文本：“教授在课堂教授学生们线性代数”，两处“教授”若不根据上下文进行处理，极有可能被解析为同一种词性，这是不正确的。根据最高频选取词性的方法，可高达<text:span text:style-name="T15">80%的准确率。</text:span></text:p>
      <text:p text:style-name="P29"><text:tab/>基于统计的分词方式弥补了基于规则的分词方式的缺点，可根据上下文解析来选择正确的词性。基于统计的分词方式采用一阶隐马模型。隐马尔可夫模型在计算待分析文本的最大概率词性标注序列时，不仅考虑上下文，还要依靠初始概率/转移概率，即依靠人工标注的训练语料来完成。且必须依靠大量的训练语料，基于隐马尔可夫模型的词性标注才能达到很高的正确率。</text:p>
      <text:p text:style-name="P29"><text:tab/>基于隐马尔可夫模型的词性标注过程：</text:p>
      <text:p text:style-name="P34">(1) 训练语料，统计各单词词性出现频率，形成核心词典。</text:p>
      <text:p text:style-name="P34">(2) 统计各标签的转移频次，得到转移矩阵。</text:p>
      <text:p text:style-name="P34">(3) 利用转移矩阵和核心词典词频计算出隐马尔可夫模型的初始概率，转移概率，发射概率。</text:p>
      <text:p text:style-name="P34">(4) 利用维特比(Viterbi)算法求得最大概率路径。</text:p>
      <text:p text:style-name="P34"/>
      <text:p text:style-name="P34">三 评分系统</text:p>
      <text:p text:style-name="P34"/>
      <text:p text:style-name="P39"><text:soft-page-break/>1 篇章结构评分</text:p>
      <text:p text:style-name="P39">2 </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Tahoma, Arial, STXihei, 'Microsoft YaHei', SimSun, Heiti,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8T21:11:21.638306522</meta:creation-date>
    <dc:date>2018-04-20T15:38:25.592053366</dc:date>
    <meta:editing-duration>PT1H46M41S</meta:editing-duration>
    <meta:editing-cycles>9</meta:editing-cycles>
    <meta:generator>LibreOffice/5.1.6.2$Linux_X86_64 LibreOffice_project/10m0$Build-2</meta:generator>
    <meta:document-statistic meta:table-count="0" meta:image-count="0" meta:object-count="0" meta:page-count="7" meta:paragraph-count="127" meta:word-count="5939" meta:character-count="6673" meta:non-whitespace-character-count="6522"/>
  </office:meta>
</office:document-meta>
</file>